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</style:style>
    <style:style style:name="P2" style:family="paragraph" style:parent-style-name="Standard">
      <style:paragraph-properties fo:margin-top="0in" fo:margin-bottom="0.139in" loext:contextual-spacing="false" fo:line-height="115%"/>
      <style:text-properties officeooo:paragraph-rsid="000202f9"/>
    </style:style>
    <style:style style:name="P3" style:family="paragraph" style:parent-style-name="Standard">
      <style:paragraph-properties fo:margin-top="0in" fo:margin-bottom="0.139in" loext:contextual-spacing="false" fo:line-height="115%"/>
      <style:text-properties style:use-window-font-color="true" style:font-name="Calibri" fo:font-size="11pt" fo:language="en" fo:country="none" fo:font-weight="normal" style:font-size-asian="11pt" style:font-weight-asian="normal"/>
    </style:style>
    <style:style style:name="P4" style:family="paragraph" style:parent-style-name="Standard" style:master-page-name="Standard">
      <style:paragraph-properties fo:margin-top="0in" fo:margin-bottom="0.139in" loext:contextual-spacing="false" fo:line-height="115%" style:page-number="auto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fo:language="en" fo:country="none"/>
    </style:style>
    <style:style style:name="T3" style:family="text">
      <style:text-properties fo:color="#4bacc6" style:font-name="Calibri" fo:font-size="11pt" fo:language="en" fo:country="none" fo:font-weight="bold" style:font-size-asian="11pt" style:font-weight-asian="bold"/>
    </style:style>
    <style:style style:name="T4" style:family="text">
      <style:text-properties fo:color="#4bacc6" style:font-name="Calibri" fo:font-size="11pt" fo:language="en" fo:country="none" fo:font-weight="bold" officeooo:rsid="000202f9" style:font-size-asian="11pt" style:font-weight-asian="bold"/>
    </style:style>
    <style:style style:name="T5" style:family="text">
      <style:text-properties style:use-window-font-color="true" style:font-name="Calibri" fo:font-size="11pt" fo:language="en" fo:country="none" fo:font-weight="normal" style:font-size-asian="11pt" style:font-weight-asian="normal"/>
    </style:style>
    <style:style style:name="T6" style:family="text">
      <style:text-properties style:use-window-font-color="true" style:font-name="Calibri" fo:font-size="11pt" fo:language="en" fo:country="none" fo:font-weight="bold" style:font-size-asian="11pt" style:font-weight-asian="bold"/>
    </style:style>
    <style:style style:name="T7" style:family="text">
      <style:text-properties style:use-window-font-color="true" style:font-name="Arial" fo:font-size="13pt" fo:language="en" fo:country="US" fo:font-weight="normal" style:font-size-asian="13pt" style:font-weight-asian="normal"/>
    </style:style>
    <style:style style:name="T8" style:family="text">
      <style:text-properties fo:color="#9b00d3" style:font-name="Calibri" fo:font-size="11pt" fo:language="en" fo:country="none" fo:font-weight="normal" style:font-size-asian="11pt" style:font-weight-asian="normal"/>
    </style:style>
    <style:style style:name="T9" style:family="text">
      <style:text-properties fo:color="#9b00d3" style:font-name="Calibri" fo:font-size="11pt" fo:language="en" fo:country="none" fo:font-weight="normal" officeooo:rsid="000202f9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ecause the named-color database tables are required to be in only slightly different formats, and many of the files are very long, these database files only come packaged in one format: <text:s/>for the desktop version. <text:s/>There is an included PHP powered converter which will convert all the files to the server version format:</text:span></text:p>
      <text:p text:style-name="P1"><text:span text:style-name="T3">convert_palette_formats.php</text:span></text:p>
      <text:p text:style-name="P1"><text:span text:style-name="T5">Running this file will convert all the files that have names ending with </text:span><text:span text:style-name="T3">.palette.</text:span><text:span text:style-name="T4">js</text:span><text:span text:style-name="T5"> <text:s/>to the server versions, and create new files accordingly.</text:span></text:p>
      <text:p text:style-name="P2"><text:span text:style-name="T5">To convert from the server-version format (files with names ending </text:span><text:span text:style-name="T6"><text:s/>.</text:span><text:span text:style-name="T3">palette.json</text:span><text:span text:style-name="T5">) to the desktop format, call the same file with a qualifier:</text:span></text:p>
      <text:p text:style-name="P1"><text:span text:style-name="T3">convert_palette_format.php?newFormat=desktop</text:span></text:p>
      <text:p text:style-name="P3"/>
      <text:p text:style-name="P1"><text:span text:style-name="T5">Converting by hand is simple. <text:s/>Add the following line to the beginning of a palette file to convert to the desktop version, remove it for the server version:</text:span></text:p>
      <text:p text:style-name="P1"><text:span text:style-name="T9">SoftMoon.</text:span><text:span text:style-name="T8">loaded_palettes.push(</text:span></text:p>
      <text:p text:style-name="P1"><text:span text:style-name="T5">The following line must be added/removed to the end of a palette file to convert to the desktop or server version (respectively).</text:span></text:p>
      <text:p text:style-name="P1"><text:span text:style-name="T8">);</text:span></text:p>
      <text:p text:style-name="Standard"><text:span text:style-name="T5">It really is that easy </text:span><text:span text:style-name="T7">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17:39:12.715000000</dc:date>
    <meta:editing-duration>PT7M48S</meta:editing-duration>
    <meta:editing-cycles>1</meta:editing-cycles>
    <meta:document-statistic meta:table-count="0" meta:image-count="0" meta:object-count="0" meta:page-count="1" meta:paragraph-count="10" meta:word-count="158" meta:character-count="1017" meta:non-whitespace-character-count="864"/>
    <meta:generator>LibreOffice/6.1.3.2$Windows_X86_64 LibreOffice_project/86daf60bf00efa86ad547e59e09d6bb77c699acb</meta:generator>
  </office:meta>
</office:document-meta>
</file>